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95cm" table:align="left"/>
    </style:style>
    <style:style style:name="Table1.A" style:family="table-column">
      <style:table-column-properties style:column-width="1.468cm"/>
    </style:style>
    <style:style style:name="Table1.B" style:family="table-column">
      <style:table-column-properties style:column-width="10.48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weight="bold" officeooo:rsid="001acf75" officeooo:paragraph-rsid="001acf7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26b06" officeooo:paragraph-rsid="00126b0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3c9d1" officeooo:paragraph-rsid="0013c9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52937" officeooo:paragraph-rsid="001529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96a79" officeooo:paragraph-rsid="00196a7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52937"/>
    </style:style>
    <style:style style:name="P7" style:family="paragraph" style:parent-style-name="Standard">
      <style:paragraph-properties fo:text-align="start" style:justify-single-word="false"/>
      <style:text-properties officeooo:paragraph-rsid="00196a79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52937" officeooo:paragraph-rsid="001529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da7f" officeooo:paragraph-rsid="001bda7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352e" officeooo:paragraph-rsid="001c352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52937" officeooo:paragraph-rsid="0015293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6f669" officeooo:paragraph-rsid="0015293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6f669" officeooo:paragraph-rsid="0016f66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bda7f" officeooo:paragraph-rsid="001bda7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b9733" officeooo:paragraph-rsid="001b973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cf75" officeooo:paragraph-rsid="001acf7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aad6" officeooo:paragraph-rsid="001baad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baad6" officeooo:paragraph-rsid="001baad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bda7f" officeooo:paragraph-rsid="001bda7f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weight="bold" officeooo:rsid="00196a79" officeooo:paragraph-rsid="00196a79" style:font-weight-asian="bold" style:font-weight-complex="bold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ize="14pt"/>
    </style:style>
    <style:style style:name="T2" style:family="text">
      <style:text-properties fo:font-size="14pt" fo:font-weight="normal" officeooo:rsid="00152937" style:font-weight-asian="normal" style:font-weight-complex="normal"/>
    </style:style>
    <style:style style:name="T3" style:family="text">
      <style:text-properties fo:font-size="14pt" fo:font-weight="normal" officeooo:rsid="0016f669" style:font-weight-asian="normal" style:font-weight-complex="normal"/>
    </style:style>
    <style:style style:name="T4" style:family="text">
      <style:text-properties fo:font-size="14pt" officeooo:rsid="0016f669"/>
    </style:style>
    <style:style style:name="T5" style:family="text">
      <style:text-properties fo:font-size="14pt" fo:font-weight="bold" officeooo:rsid="0016f669" style:font-weight-asian="bold" style:font-weight-complex="bold"/>
    </style:style>
    <style:style style:name="T6" style:family="text">
      <style:text-properties fo:font-size="14pt" fo:font-weight="bold" officeooo:rsid="001acf75" style:font-weight-asian="bold" style:font-weight-complex="bold"/>
    </style:style>
    <style:style style:name="T7" style:family="text">
      <style:text-properties officeooo:rsid="001b9733"/>
    </style:style>
    <style:style style:name="T8" style:family="text">
      <style:text-properties officeooo:rsid="001baad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arning : </text:p>
      <text:p text:style-name="P2"/>
      <text:p text:style-name="P3">Objective : <text:span text:style-name="T2">is to create horizontal scroll where on clicking and </text:span></text:p>
      <text:p text:style-name="P8">scrolling enables to move / swipe like a strip of divs are there which we are </text:p>
      <text:p text:style-name="P8">scrolling. </text:p>
      <text:p text:style-name="P11"/>
      <text:p text:style-name="P11">This project will be heavily on css and html &amp; less on javascript, I guess.</text:p>
      <text:p text:style-name="P11"/>
      <text:p text:style-name="P4"><text:span text:style-name="T1">.</text:span><text:span text:style-name="T4">container{</text:span></text:p>
      <text:p text:style-name="P4"><text:span text:style-name="T4"><text:tab/>display : </text:span><text:span text:style-name="T3">flex;</text:span></text:p>
      <text:p text:style-name="P4"><text:span text:style-name="T3"><text:tab/></text:span><text:span text:style-name="T4">flex-wrap : nowrap; </text:span></text:p>
      <table:table table:name="Table1" table:style-name="Table1">
        <table:table-column table:style-name="Table1.A"/>
        <table:table-column table:style-name="Table1.B"/>
        <table:table-row table:style-name="TableLine94137090396304">
          <table:table-cell table:style-name="Table1.A1" office:value-type="string">
            <text:p text:style-name="Table_20_Contents">nowrap</text:p>
          </table:table-cell>
          <table:table-cell table:style-name="Table1.A1" office:value-type="string">
            <text:p text:style-name="Table_20_Contents">Default value. Specifies that the flexible items will not wrap</text:p>
          </table:table-cell>
        </table:table-row>
      </table:table>
      <text:p text:style-name="P12"/>
      <text:p text:style-name="P6"><text:span text:style-name="T5"><text:tab/>overflow-x : auto; // </text:span><text:span text:style-name="T4">The </text:span><text:span text:style-name="Strong_20_Emphasis"><text:span text:style-name="Source_20_Text"><text:span text:style-name="T4">overflow-x</text:span></text:span></text:span><text:span text:style-name="T4"> </text:span><text:a xlink:type="simple" xlink:href="https://developer.mozilla.org/en-US/docs/Web/CSS" text:style-name="Internet_20_link" text:visited-style-name="Visited_20_Internet_20_Link"><text:span text:style-name="T4">CSS</text:span></text:a><text:span text:style-name="T4"> property sets what shows when content overflows a block-level element's left and right edges. This may be nothing, a scroll bar, or the overflow content.</text:span></text:p>
      <text:p text:style-name="P13">}</text:p>
      <text:p text:style-name="P13"/>
      <text:p text:style-name="P13">.item{</text:p>
      <text:p text:style-name="P13"><text:tab/>flex : 0 0 auto;</text:p>
      <text:p text:style-name="P13">width : auto;</text:p>
      <text:p text:style-name="P13">height : 200px;</text:p>
      <text:p text:style-name="P13">ma</text:p>
      <text:p text:style-name="P13">}</text:p>
      <text:p text:style-name="P12"/>
      <text:p text:style-name="P12"/>
      <text:p text:style-name="P5"><text:span text:style-name="T4">f</text:span><text:span text:style-name="T1">lex : short hand property : </text:span></text:p>
      <text:p text:style-name="P20">This property is a shorthand for the following CSS properties:</text:p>
      <text:list xml:id="list2290185608" text:style-name="L1">
        <text:list-item>
          <text:p text:style-name="P22"><text:a xlink:type="simple" xlink:href="https://developer.mozilla.org/en-US/docs/Web/CSS/flex-grow" text:style-name="Internet_20_link" text:visited-style-name="Visited_20_Internet_20_Link"><text:span text:style-name="Source_20_Text">flex-grow</text:span></text:a> <text:s/>// </text:p>
        </text:list-item>
        <text:list-item>
          <text:p text:style-name="P22"><text:a xlink:type="simple" xlink:href="https://developer.mozilla.org/en-US/docs/Web/CSS/flex-shrink" text:style-name="Internet_20_link" text:visited-style-name="Visited_20_Internet_20_Link"><text:span text:style-name="Source_20_Text">flex-shrink</text:span></text:a> </text:p>
        </text:list-item>
        <text:list-item>
          <text:p text:style-name="P21"><text:a xlink:type="simple" xlink:href="https://developer.mozilla.org/en-US/docs/Web/CSS/flex-basis" text:style-name="Internet_20_link" text:visited-style-name="Visited_20_Internet_20_Link"><text:span text:style-name="Source_20_Text">flex-basis</text:span></text:a> </text:p>
        </text:list-item>
      </text:list>
      <text:p text:style-name="P7"><text:a xlink:type="simple" xlink:href="https://css-tricks.com/snippets/css/a-guide-to-flexbox/" text:style-name="Internet_20_link" text:visited-style-name="Visited_20_Internet_20_Link"><text:span text:style-name="T6">https://css-tricks.com/snippets/css/a-guide-to-flexbox/</text:span></text:a></text:p>
      <text:p text:style-name="P7"/>
      <text:p text:style-name="P7"/>
      <text:p text:style-name="P1">How to move text in center of div ?</text:p>
      <text:p text:style-name="P1">Make div : display : flex;</text:p>
      <text:p text:style-name="P1">align-item : center; // <text:span text:style-name="T7">y - direction</text:span></text:p>
      <text:p text:style-name="P1">justify-content : center; <text:s/>// <text:span text:style-name="T7">x - direction</text:span></text:p>
      <text:p text:style-name="P1"/>
      <text:p text:style-name="P1"/>
      <text:p text:style-name="P15">Challenge : <text:s/>Now on click the div it, should raise </text:p>
      <text:p text:style-name="P15">.<text:span text:style-name="T8">item : active{</text:span></text:p>
      <text:p text:style-name="P15"><text:tab/><text:span text:style-name="T8">transform : scale(1.2, 1.2);</text:span></text:p>
      <text:p text:style-name="P17">}</text:p>
      <text:p text:style-name="P17"><text:soft-page-break/></text:p>
      <text:p text:style-name="P18"/>
      <text:p text:style-name="P19">Learning : </text:p>
      <text:p text:style-name="P19"/>
      <text:p text:style-name="P19">e.pageX : pixel in the page , but gives wrong value if </text:p>
      <text:p text:style-name="P14">it has margin. </text:p>
      <text:p text:style-name="P14">So, </text:p>
      <text:p text:style-name="P14">startX = e.pageX -slider.offsetLeft;</text:p>
      <text:p text:style-name="P14"/>
      <text:p text:style-name="P14"/>
      <text:p text:style-name="P10">Done , basic concept, but problem is with scroll, it occurs only when cursor is moved to the edge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4:42:13.234602193</meta:creation-date>
    <meta:generator>LibreOffice/7.0.4.2$Linux_X86_64 LibreOffice_project/1c5f81ee28659974774060c3fe084e73b3bd074b</meta:generator>
    <dc:date>2021-03-02T15:38:29.395146434</dc:date>
    <meta:editing-duration>PT1H12M18S</meta:editing-duration>
    <meta:editing-cycles>11</meta:editing-cycles>
    <meta:document-statistic meta:table-count="1" meta:image-count="0" meta:object-count="0" meta:page-count="2" meta:paragraph-count="38" meta:word-count="222" meta:character-count="1248" meta:non-whitespace-character-count="1045"/>
  </office:meta>
</office:document-meta>
</file>